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n this work, we have offered a new mechanism to help explain the formation of the basal ice in the GISP-2 ice core. Under reasonable boundary conditions, our model predicts that premelted films of water will form around particles, even at temperatures far below the pressure-melting point. We solve the Stefan problem for a spherical grain engulfed in ice, and show that the force balance within the film can drive vertical migration higher into the ice mass. The direction and magnitude of the migration depends on the particle’s grain size and thermal properties, as well as the local temperature and temperature gradient within the basal ice. </text:p>
      <text:p text:style-name="Normal"/>
      <text:p text:style-name="Normal">Our results show that our model compares favorably with the observed properties of the GISP-2 basal ice.</text:p>
      <text:p text:style-name="Normal"/>
      <text:p text:style-name="Normal">We note, however, that our approach has several key limitations. While the physical model that we derive here is consistent with prior work in premelting dynamics, we are making several key simplifying assumptions that may not be consistent across all settings. We assume that the temperature distribution around the particle always satisfies Laplace’s equation and that there is no heat loss across the liquid film. Further, we treat every sediment grain as a uniform sphere of polycrystalline quartz with a constant thermal conductivity and no impurities, which is unlikely to be true in practice. Our basal temperature reconstruction relies on a steady-state configuration of the ice sheet thermal regime, which is only appropriate over long time scales. Perhaps even more relevant for practical problems, we ignore the effects of strain heating or any creep enhancement within the basal ice layer. Future work should reconcile the results here with the effects of sediment entrainment on ice rheology and a more detailed overall treatment of the temperature field at the base of the ice sheet.</text:p>
      <text:p text:style-name="Normal"/>
      <text:p text:style-name="Normal">Despite these limitations, our results provide important insights into the physics of regelation in ice.</text:p>
      <text:p text:style-name="Normal"/>
      <text:p text:style-name="Normal">Based on the findings here, regelation is a plausible mechanism for the formation of basal ice in other deep ice cores.</text:p>
      <text:p text:style-name="Normal"/>
      <text:p text:style-name="Normal">Where debris-rich basal ice is absent, we can infer one of several possible scenarios via omission. </text:p>
      <text:p text:style-name="Normal"/>
      <text:p text:style-name="Normal">Viewed through the lens of regelation, basal ice layers in deep ice cores offer a new kind of archive. While particle migration will alter the depth profiles of any other proxies that are soluble in water, we can use the basal ice stratigraphy itself to help reconstruct key pieces of the ice sheet’s history. Clearly, regelation is a temperature-dependent process. While our models of premelting dynamics may not yet have the precision to allow us to reconstruct the basal temperature history from sediment entrainment, they may allow us to rule out certain scenarios. More importantly, sediment entrainment implies active interactions between the ice sheet and its bed. While it is tempting to conclude that cold-based glaciers and ice sheets do not do geomorphic work, premelting physics belie this assumption. Certainly, at the base of Greenland’s deep ice cores, we have evidence that liquid films form at cold temperatures, sediment grains migrate vertically into the ice, and thus, erosion is not just possible, but likely, even in the ice sheet’s interio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